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25pt"/>
    </style:style>
    <style:style style:name="co2" style:family="table-column">
      <style:table-column-properties fo:break-before="auto" style:column-width="26.76pt"/>
    </style:style>
    <style:style style:name="co3" style:family="table-column">
      <style:table-column-properties fo:break-before="auto" style:column-width="21pt"/>
    </style:style>
    <style:style style:name="co4" style:family="table-column">
      <style:table-column-properties fo:break-before="auto" style:column-width="35.4pt"/>
    </style:style>
    <style:style style:name="co5" style:family="table-column">
      <style:table-column-properties fo:break-before="auto" style:column-width="46.91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70.7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8.66pt"/>
    </style:style>
    <style:style style:name="co10" style:family="table-column">
      <style:table-column-properties fo:break-before="auto" style:column-width="157.04pt"/>
    </style:style>
    <style:style style:name="co11" style:family="table-column">
      <style:table-column-properties fo:break-before="auto" style:column-width="125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_modern_PIC" table:style-name="ta1">
        <table:shapes>
          <draw:frame draw:z-index="0" draw:style-name="gr1" draw:text-style-name="P1" svg:width="453.51pt" svg:height="255.09pt" svg:x="73.79pt" svg:y="246.05pt">
            <loext:p draw:notify-on-update-of-ranges="tab_modern_PIC.A2:tab_modern_PIC.A18 tab_modern_PIC.T2:tab_modern_PIC.T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12.68pt" svg:y="267.9pt">
            <loext:p draw:notify-on-update-of-ranges="tab_modern_PIC.A2:tab_modern_PIC.A18 tab_modern_PIC.O2:tab_modern_PIC.O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95.41pt" svg:y="105.22pt">
            <loext:p draw:notify-on-update-of-ranges="tab_modern_PIC.V9:tab_modern_PIC.V9 tab_modern_PIC.V14:tab_modern_PIC.V14 tab_modern_PIC.V16:tab_modern_PIC.V16 tab_modern_PIC.V18:tab_modern_PIC.V18 tab_modern_PIC.Y9:tab_modern_PIC.Y9 tab_modern_PIC.Y14:tab_modern_PIC.Y14 tab_modern_PIC.Y16:tab_modern_PIC.Y16 tab_modern_PIC.Y18:tab_modern_PIC.Y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86.89pt" svg:height="474.49pt" svg:x="970.41pt" svg:y="122.43pt">
            <loext:p draw:notify-on-update-of-ranges="tab_modern_PIC.V9:tab_modern_PIC.V9 tab_modern_PIC.V14:tab_modern_PIC.V14 tab_modern_PIC.V16:tab_modern_PIC.V16 tab_modern_PIC.V18:tab_modern_PIC.V18 tab_modern_PIC.W9:tab_modern_PIC.W9 tab_modern_PIC.W14:tab_modern_PIC.W14 tab_modern_PIC.W16:tab_modern_PIC.W16 tab_modern_PIC.W18:tab_modern_PIC.W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0"/>
          <table:table-cell table:style-name="ce1" office:value-type="string" calcext:value-type="string">
            <text:p>Число частиц</text:p>
          </table:table-cell>
          <table:table-cell table:style-name="ce3" office:value-type="string" calcext:value-type="string">
            <text:p>на ядро</text:p>
          </table:table-cell>
          <table:table-cell table:style-name="ce3" office:value-type="string" calcext:value-type="string">
            <text:p>флопсы на ядро</text:p>
          </table:table-cell>
          <table:table-cell/>
          <table:table-cell office:value-type="string" calcext:value-type="string">
            <text:p>флопсы на процессор</text:p>
          </table:table-cell>
          <table:table-cell office:value-type="string" calcext:value-type="string">
            <text:p>W_PIC</text:p>
          </table:table-cell>
          <table:table-cell/>
          <table:table-cell office:value-type="string" calcext:value-type="string">
            <text:p>W_A</text:p>
          </table:table-cell>
          <table:table-cell/>
          <table:table-cell office:value-type="string" calcext:value-type="string">
            <text:p>W_A/W_PIC</text:p>
          </table:table-cell>
          <table:table-cell table:number-columns-repeated="2"/>
          <table:table-cell office:value-type="string" calcext:value-type="string">
            <text:p>W_A/W_PIC средний по запускам</text:p>
          </table:table-cell>
          <table:table-cell/>
          <table:table-cell office:value-type="string" calcext:value-type="string">
            <text:p>флопс средний по запускам</text:p>
          </table:table-cell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1" calcext:value-type="float">
            <text:p>39.1</text:p>
          </table:table-cell>
          <table:table-cell office:value-type="float" office:value="0.78" calcext:value-type="float">
            <text:p>0.7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2]/[.E2]" office:value-type="float" office:value="80000000" calcext:value-type="float">
            <text:p>80000000</text:p>
          </table:table-cell>
          <table:table-cell table:formula="of:=[.L2]/([.H2]-[.I2])*500/1000000000" office:value-type="float" office:value="51.5463917525773" calcext:value-type="float">
            <text:p>51.5463917526</text:p>
          </table:table-cell>
          <table:table-cell office:value-type="float" office:value="4" calcext:value-type="float">
            <text:p>4</text:p>
          </table:table-cell>
          <table:table-cell table:formula="of:=[.M2]*[.N2]" office:value-type="float" office:value="206.185567010309" calcext:value-type="float">
            <text:p>206.1855670103</text:p>
          </table:table-cell>
          <table:table-cell table:formula="of:=[.L2]*[.N2]*576/[.H2]/1024/1024/1024" office:value-type="float" office:value="220.078688401442" calcext:value-type="float">
            <text:p>220.0786884014</text:p>
          </table:table-cell>
          <table:table-cell office:value-type="string" calcext:value-type="string">
            <text:p>Гб/сек.</text:p>
          </table:table-cell>
          <table:table-cell table:formula="of:=[.B2]*[.C2]*[.D2]*24/[.F2]/[.I2]/1024/1024/1024" office:value-type="float" office:value="1.11758708953857" calcext:value-type="float">
            <text:p>1.1175870895</text:p>
          </table:table-cell>
          <table:table-cell office:value-type="string" calcext:value-type="string">
            <text:p>Гб/сек.</text:p>
          </table:table-cell>
          <table:table-cell table:formula="of:=[.R2]/[.P2]" office:value-type="float" office:value="0.005078125" calcext:value-type="float">
            <text:p>0.005078125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21.49</text:p>
          </table:table-cell>
          <table:table-cell office:value-type="float" office:value="0.42" calcext:value-type="float">
            <text:p>0.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3]/[.E3]" office:value-type="float" office:value="40000000" calcext:value-type="float">
            <text:p>40000000</text:p>
          </table:table-cell>
          <table:table-cell table:formula="of:=[.L3]/([.H3]-[.I3])*500/1000000000" office:value-type="float" office:value="47.9501318628626" calcext:value-type="float">
            <text:p>47.9501318629</text:p>
          </table:table-cell>
          <table:table-cell office:value-type="float" office:value="4" calcext:value-type="float">
            <text:p>4</text:p>
          </table:table-cell>
          <table:table-cell table:formula="of:=[.M3]*[.N3]" office:value-type="float" office:value="191.800527451451" calcext:value-type="float">
            <text:p>191.8005274515</text:p>
          </table:table-cell>
          <table:table-cell table:formula="of:=[.L3]*[.N3]*576/[.H3]/1024/1024/1024" office:value-type="float" office:value="204.358782087054" calcext:value-type="float">
            <text:p>204.3587820871</text:p>
          </table:table-cell>
          <table:table-cell/>
          <table:table-cell table:formula="of:=[.B3]*[.C3]*[.D3]*24/[.F3]/[.I3]/1024/1024/1024" office:value-type="float" office:value="1.54149943384631" calcext:value-type="float">
            <text:p>1.5414994338</text:p>
          </table:table-cell>
          <table:table-cell/>
          <table:table-cell table:formula="of:=[.R3]/[.P3]" office:value-type="float" office:value="0.00754310344827586" calcext:value-type="float">
            <text:p>0.0075431034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37" calcext:value-type="float">
            <text:p>40.37</text:p>
          </table:table-cell>
          <table:table-cell office:value-type="float" office:value="0.8" calcext:value-type="float">
            <text:p>0.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2" calcext:value-type="float">
            <text:p>0.022</text:p>
          </table:table-cell>
          <table:table-cell office:value-type="float" office:value="80000000" calcext:value-type="float">
            <text:p>80000000</text:p>
          </table:table-cell>
          <table:table-cell table:formula="of:=[.K4]/[.E4]" office:value-type="float" office:value="40000000" calcext:value-type="float">
            <text:p>40000000</text:p>
          </table:table-cell>
          <table:table-cell table:formula="of:=[.L4]/([.H4]-[.I4])*500/1000000000" office:value-type="float" office:value="28.4495021337127" calcext:value-type="float">
            <text:p>28.4495021337</text:p>
          </table:table-cell>
          <table:table-cell office:value-type="float" office:value="4" calcext:value-type="float">
            <text:p>4</text:p>
          </table:table-cell>
          <table:table-cell table:formula="of:=[.M4]*[.N4]" office:value-type="float" office:value="113.798008534851" calcext:value-type="float">
            <text:p>113.7980085349</text:p>
          </table:table-cell>
          <table:table-cell table:formula="of:=[.L4]*[.N4]*576/[.H4]/1024/1024/1024" office:value-type="float" office:value="107.288360595703" calcext:value-type="float">
            <text:p>107.2883605957</text:p>
          </table:table-cell>
          <table:table-cell/>
          <table:table-cell table:formula="of:=[.B4]*[.C4]*[.D4]*24/[.F4]/[.I4]/1024/1024/1024" office:value-type="float" office:value="0.0230430327739912" calcext:value-type="float">
            <text:p>0.0230430328</text:p>
          </table:table-cell>
          <table:table-cell/>
          <table:table-cell table:formula="of:=[.R4]/[.P4]" office:value-type="float" office:value="0.000214776632302405" calcext:value-type="float">
            <text:p>0.0002147766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0.19" calcext:value-type="float">
            <text:p>0.1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5]/[.E5]" office:value-type="float" office:value="20000000" calcext:value-type="float">
            <text:p>20000000</text:p>
          </table:table-cell>
          <table:table-cell table:formula="of:=[.L5]/([.H5]-[.I5])*500/1000000000" office:value-type="float" office:value="53.6480686695279" calcext:value-type="float">
            <text:p>53.6480686695</text:p>
          </table:table-cell>
          <table:table-cell office:value-type="float" office:value="4" calcext:value-type="float">
            <text:p>4</text:p>
          </table:table-cell>
          <table:table-cell table:formula="of:=[.M5]*[.N5]" office:value-type="float" office:value="214.592274678112" calcext:value-type="float">
            <text:p>214.5922746781</text:p>
          </table:table-cell>
          <table:table-cell table:formula="of:=[.L5]*[.N5]*576/[.H5]/1024/1024/1024" office:value-type="float" office:value="225.870232833059" calcext:value-type="float">
            <text:p>225.8702328331</text:p>
          </table:table-cell>
          <table:table-cell/>
          <table:table-cell table:formula="of:=[.B5]*[.C5]*[.D5]*24/[.F5]/[.I5]/1024/1024/1024" office:value-type="float" office:value="1.24176343282064" calcext:value-type="float">
            <text:p>1.2417634328</text:p>
          </table:table-cell>
          <table:table-cell/>
          <table:table-cell table:formula="of:=[.R5]/[.P5]" office:value-type="float" office:value="0.00549768518518518" calcext:value-type="float">
            <text:p>0.0054976852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0.32" calcext:value-type="float">
            <text:p>0.3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4" calcext:value-type="float">
            <text:p>0.0094</text:p>
          </table:table-cell>
          <table:table-cell office:value-type="float" office:value="80000000" calcext:value-type="float">
            <text:p>80000000</text:p>
          </table:table-cell>
          <table:table-cell table:formula="of:=[.K6]/[.E6]" office:value-type="float" office:value="20000000" calcext:value-type="float">
            <text:p>20000000</text:p>
          </table:table-cell>
          <table:table-cell table:formula="of:=[.L6]/([.H6]-[.I6])*500/1000000000" office:value-type="float" office:value="31.6455696202532" calcext:value-type="float">
            <text:p>31.6455696203</text:p>
          </table:table-cell>
          <table:table-cell office:value-type="float" office:value="4" calcext:value-type="float">
            <text:p>4</text:p>
          </table:table-cell>
          <table:table-cell table:formula="of:=[.M6]*[.N6]" office:value-type="float" office:value="126.582278481013" calcext:value-type="float">
            <text:p>126.582278481</text:p>
          </table:table-cell>
          <table:table-cell table:formula="of:=[.L6]*[.N6]*576/[.H6]/1024/1024/1024" office:value-type="float" office:value="134.110450744629" calcext:value-type="float">
            <text:p>134.1104507446</text:p>
          </table:table-cell>
          <table:table-cell/>
          <table:table-cell table:formula="of:=[.B6]*[.C6]*[.D6]*24/[.F6]/[.I6]/1024/1024/1024" office:value-type="float" office:value="0.558793544769287" calcext:value-type="float">
            <text:p>0.5587935448</text:p>
          </table:table-cell>
          <table:table-cell/>
          <table:table-cell table:formula="of:=[.R6]/[.P6]" office:value-type="float" office:value="0.00416666666666667" calcext:value-type="float">
            <text:p>0.0041666667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0.13" calcext:value-type="float">
            <text:p>0.1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7]/[.E7]" office:value-type="float" office:value="8000000" calcext:value-type="float">
            <text:p>8000000</text:p>
          </table:table-cell>
          <table:table-cell table:formula="of:=[.L7]/([.H7]-[.I7])*500/1000000000" office:value-type="float" office:value="31.3971742543171" calcext:value-type="float">
            <text:p>31.3971742543</text:p>
          </table:table-cell>
          <table:table-cell office:value-type="float" office:value="4" calcext:value-type="float">
            <text:p>4</text:p>
          </table:table-cell>
          <table:table-cell table:formula="of:=[.M7]*[.N7]" office:value-type="float" office:value="125.588697017268" calcext:value-type="float">
            <text:p>125.5886970173</text:p>
          </table:table-cell>
          <table:table-cell table:formula="of:=[.L7]*[.N7]*576/[.H7]/1024/1024/1024" office:value-type="float" office:value="132.047213040865" calcext:value-type="float">
            <text:p>132.0472130409</text:p>
          </table:table-cell>
          <table:table-cell/>
          <table:table-cell table:formula="of:=[.B7]*[.C7]*[.D7]*24/[.F7]/[.I7]/1024/1024/1024" office:value-type="float" office:value="1.71936475313627" calcext:value-type="float">
            <text:p>1.7193647531</text:p>
          </table:table-cell>
          <table:table-cell/>
          <table:table-cell table:formula="of:=[.R7]/[.P7]" office:value-type="float" office:value="0.0130208333333333" calcext:value-type="float">
            <text:p>0.0130208333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8]/[.E8]" office:value-type="float" office:value="800000" calcext:value-type="float">
            <text:p>800000</text:p>
          </table:table-cell>
          <table:table-cell table:formula="of:=[.L8]/([.H8]-[.I8])*500/1000000000" office:value-type="float" office:value="5.39811066126856" calcext:value-type="float">
            <text:p>5.3981106613</text:p>
          </table:table-cell>
          <table:table-cell office:value-type="float" office:value="4" calcext:value-type="float">
            <text:p>4</text:p>
          </table:table-cell>
          <table:table-cell table:formula="of:=[.M8]*[.N8]" office:value-type="float" office:value="21.5924426450742" calcext:value-type="float">
            <text:p>21.5924426451</text:p>
          </table:table-cell>
          <table:table-cell table:formula="of:=[.L8]*[.N8]*576/[.H8]/1024/1024/1024" office:value-type="float" office:value="21.4576721191406" calcext:value-type="float">
            <text:p>21.4576721191</text:p>
          </table:table-cell>
          <table:table-cell/>
          <table:table-cell table:formula="of:=[.B8]*[.C8]*[.D8]*24/[.F8]/[.I8]/1024/1024/1024" office:value-type="float" office:value="0.757686162399033" calcext:value-type="float">
            <text:p>0.7576861624</text:p>
          </table:table-cell>
          <table:table-cell/>
          <table:table-cell table:formula="of:=[.R8]/[.P8]" office:value-type="float" office:value="0.0353107344632768" calcext:value-type="float">
            <text:p>0.0353107345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14.9" calcext:value-type="float">
            <text:p>714.9</text:p>
          </table:table-cell>
          <table:table-cell office:value-type="float" office:value="14.2" calcext:value-type="float">
            <text:p>14.2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9]/[.E9]" office:value-type="float" office:value="100000000" calcext:value-type="float">
            <text:p>100000000</text:p>
          </table:table-cell>
          <table:table-cell table:formula="of:=[.L9]/([.H9]-[.I9])*500/1000000000" office:value-type="float" office:value="6.83994528043776" calcext:value-type="float">
            <text:p>6.8399452804</text:p>
          </table:table-cell>
          <table:table-cell office:value-type="float" office:value="4" calcext:value-type="float">
            <text:p>4</text:p>
          </table:table-cell>
          <table:table-cell table:formula="of:=[.M9]*[.N9]" office:value-type="float" office:value="27.359781121751" calcext:value-type="float">
            <text:p>27.3597811218</text:p>
          </table:table-cell>
          <table:table-cell table:formula="of:=[.L9]*[.N9]*576/[.H9]/1024/1024/1024" office:value-type="float" office:value="15.1110367036202" calcext:value-type="float">
            <text:p>15.1110367036</text:p>
          </table:table-cell>
          <table:table-cell/>
          <table:table-cell table:formula="of:=[.B9]*[.C9]*[.D9]*24/[.F9]/[.I9]/1024/1024/1024" office:value-type="float" office:value="0.0162204221993988" calcext:value-type="float">
            <text:p>0.0162204222</text:p>
          </table:table-cell>
          <table:table-cell/>
          <table:table-cell table:formula="of:=[.R9]/[.P9]" office:value-type="float" office:value="0.00107341557813256" calcext:value-type="float">
            <text:p>0.0010734156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formula="of:=AVERAGE([.T2:.T9])" office:value-type="float" office:value="0.00898816753839661" calcext:value-type="float">
            <text:p>0.0089881675</text:p>
          </table:table-cell>
          <table:table-cell/>
          <table:table-cell table:formula="of:=AVERAGE([.O2:.O9])" office:value-type="float" office:value="128.437447117479" calcext:value-type="float">
            <text:p>128.4374471175</text:p>
          </table:table-cell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0.27" calcext:value-type="float">
            <text:p>0.2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35" calcext:value-type="float">
            <text:p>0.0035</text:p>
          </table:table-cell>
          <table:table-cell office:value-type="float" office:value="80000000" calcext:value-type="float">
            <text:p>80000000</text:p>
          </table:table-cell>
          <table:table-cell table:formula="of:=[.K10]/[.E10]" office:value-type="float" office:value="20000000" calcext:value-type="float">
            <text:p>20000000</text:p>
          </table:table-cell>
          <table:table-cell table:formula="of:=[.L10]/([.H10]-[.I10])*500/1000000000" office:value-type="float" office:value="38.0083618396047" calcext:value-type="float">
            <text:p>38.0083618396</text:p>
          </table:table-cell>
          <table:table-cell office:value-type="float" office:value="28" calcext:value-type="float">
            <text:p>28</text:p>
          </table:table-cell>
          <table:table-cell table:formula="of:=[.M10]*[.N10]" office:value-type="float" office:value="1064.23413150893" calcext:value-type="float">
            <text:p>1064.2341315089</text:p>
          </table:table-cell>
          <table:table-cell table:formula="of:=[.L10]*[.N10]*576/[.H10]/1024/1024/1024" office:value-type="float" office:value="1112.62003580729" calcext:value-type="float">
            <text:p>1112.6200358073</text:p>
          </table:table-cell>
          <table:table-cell/>
          <table:table-cell table:formula="of:=[.B10]*[.C10]*[.D10]*24/[.F10]/[.I10]/1024/1024/1024" office:value-type="float" office:value="0.323938286822775" calcext:value-type="float">
            <text:p>0.3239382868</text:p>
          </table:table-cell>
          <table:table-cell/>
          <table:table-cell table:formula="of:=[.R10]/[.P10]" office:value-type="float" office:value="0.000291149068322981" calcext:value-type="float">
            <text:p>0.0002911491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" calcext:value-type="float">
            <text:p>0.001</text:p>
          </table:table-cell>
          <table:table-cell office:value-type="float" office:value="80000000" calcext:value-type="float">
            <text:p>80000000</text:p>
          </table:table-cell>
          <table:table-cell table:formula="of:=[.K11]/[.E11]" office:value-type="float" office:value="800000" calcext:value-type="float">
            <text:p>800000</text:p>
          </table:table-cell>
          <table:table-cell table:formula="of:=[.L11]/([.H11]-[.I11])*500/1000000000" office:value-type="float" office:value="8.73934891850557" calcext:value-type="float">
            <text:p>8.7393489185</text:p>
          </table:table-cell>
          <table:table-cell office:value-type="float" office:value="28" calcext:value-type="float">
            <text:p>28</text:p>
          </table:table-cell>
          <table:table-cell table:formula="of:=[.M11]*[.N11]" office:value-type="float" office:value="244.701769718156" calcext:value-type="float">
            <text:p>244.7017697182</text:p>
          </table:table-cell>
          <table:table-cell table:formula="of:=[.L11]*[.N11]*576/[.H11]/1024/1024/1024" office:value-type="float" office:value="250.339508056641" calcext:value-type="float">
            <text:p>250.3395080566</text:p>
          </table:table-cell>
          <table:table-cell/>
          <table:table-cell table:formula="of:=[.B11]*[.C11]*[.D11]*24/[.F11]/[.I11]/1024/1024/1024" office:value-type="float" office:value="0.20046405193517" calcext:value-type="float">
            <text:p>0.2004640519</text:p>
          </table:table-cell>
          <table:table-cell/>
          <table:table-cell table:formula="of:=[.R11]/[.P11]" office:value-type="float" office:value="0.000800768737988469" calcext:value-type="float">
            <text:p>0.0008007687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0.7" calcext:value-type="float">
            <text:p>70.7</text:p>
          </table:table-cell>
          <table:table-cell office:value-type="float" office:value="1.4" calcext:value-type="float">
            <text:p>1.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6" calcext:value-type="float">
            <text:p>0.006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2]/[.E12]" office:value-type="float" office:value="40000000" calcext:value-type="float">
            <text:p>40000000</text:p>
          </table:table-cell>
          <table:table-cell table:formula="of:=[.L12]/([.H12]-[.I12])*500/1000000000" office:value-type="float" office:value="14.3000143000143" calcext:value-type="float">
            <text:p>14.3000143</text:p>
          </table:table-cell>
          <table:table-cell office:value-type="float" office:value="28" calcext:value-type="float">
            <text:p>28</text:p>
          </table:table-cell>
          <table:table-cell table:formula="of:=[.M12]*[.N12]" office:value-type="float" office:value="400.4004004004" calcext:value-type="float">
            <text:p>400.4004004004</text:p>
          </table:table-cell>
          <table:table-cell table:formula="of:=[.L12]*[.N12]*576/[.H12]/1024/1024/1024" office:value-type="float" office:value="429.153442382813" calcext:value-type="float">
            <text:p>429.1534423828</text:p>
          </table:table-cell>
          <table:table-cell/>
          <table:table-cell table:formula="of:=[.B12]*[.C12]*[.D12]*24/[.F12]/[.I12]/1024/1024/1024" office:value-type="float" office:value="15.9655298505511" calcext:value-type="float">
            <text:p>15.9655298506</text:p>
          </table:table-cell>
          <table:table-cell/>
          <table:table-cell table:formula="of:=[.R12]/[.P12]" office:value-type="float" office:value="0.037202380952381" calcext:value-type="float">
            <text:p>0.037202381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28" calcext:value-type="float">
            <text:p>1.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9" calcext:value-type="float">
            <text:p>0.02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3]/[.E13]" office:value-type="float" office:value="20000000" calcext:value-type="float">
            <text:p>20000000</text:p>
          </table:table-cell>
          <table:table-cell table:formula="of:=[.L13]/([.H13]-[.I13])*500/1000000000" office:value-type="float" office:value="8.15660685154976" calcext:value-type="float">
            <text:p>8.1566068515</text:p>
          </table:table-cell>
          <table:table-cell office:value-type="float" office:value="28" calcext:value-type="float">
            <text:p>28</text:p>
          </table:table-cell>
          <table:table-cell table:formula="of:=[.M13]*[.N13]" office:value-type="float" office:value="228.384991843393" calcext:value-type="float">
            <text:p>228.3849918434</text:p>
          </table:table-cell>
          <table:table-cell table:formula="of:=[.L13]*[.N13]*576/[.H13]/1024/1024/1024" office:value-type="float" office:value="234.693288803101" calcext:value-type="float">
            <text:p>234.6932888031</text:p>
          </table:table-cell>
          <table:table-cell/>
          <table:table-cell table:formula="of:=[.B13]*[.C13]*[.D13]*24/[.F13]/[.I13]/1024/1024/1024" office:value-type="float" office:value="0.206960572136773" calcext:value-type="float">
            <text:p>0.2069605721</text:p>
          </table:table-cell>
          <table:table-cell/>
          <table:table-cell table:formula="of:=[.R13]/[.P13]" office:value-type="float" office:value="0.000881834215167549" calcext:value-type="float">
            <text:p>0.0008818342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70.2" calcext:value-type="float">
            <text:p>70.2</text:p>
          </table:table-cell>
          <table:table-cell office:value-type="float" office:value="1.4" calcext:value-type="float">
            <text:p>1.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9" calcext:value-type="float">
            <text:p>0.00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4]/[.E14]" office:value-type="float" office:value="10000000" calcext:value-type="float">
            <text:p>10000000</text:p>
          </table:table-cell>
          <table:table-cell table:formula="of:=[.L14]/([.H14]-[.I14])*500/1000000000" office:value-type="float" office:value="3.83435582822086" calcext:value-type="float">
            <text:p>3.8343558282</text:p>
          </table:table-cell>
          <table:table-cell office:value-type="float" office:value="28" calcext:value-type="float">
            <text:p>28</text:p>
          </table:table-cell>
          <table:table-cell table:formula="of:=[.M14]*[.N14]" office:value-type="float" office:value="107.361963190184" calcext:value-type="float">
            <text:p>107.3619631902</text:p>
          </table:table-cell>
          <table:table-cell table:formula="of:=[.L14]*[.N14]*576/[.H14]/1024/1024/1024" office:value-type="float" office:value="107.288360595703" calcext:value-type="float">
            <text:p>107.2883605957</text:p>
          </table:table-cell>
          <table:table-cell/>
          <table:table-cell table:formula="of:=[.B14]*[.C14]*[.D14]*24/[.F14]/[.I14]/1024/1024/1024" office:value-type="float" office:value="0.0582076609134674" calcext:value-type="float">
            <text:p>0.0582076609</text:p>
          </table:table-cell>
          <table:table-cell/>
          <table:table-cell table:formula="of:=[.R14]/[.P14]" office:value-type="float" office:value="0.000542534722222222" calcext:value-type="float">
            <text:p>0.0005425347</text:p>
          </table:table-cell>
          <table:table-cell/>
          <table:table-cell office:value-type="string" calcext:value-type="string">
            <text:p>"Политехник" </text:p>
          </table:table-cell>
          <table:table-cell table:formula="of:=AVERAGE([.T10:.T14])" office:value-type="float" office:value="0.00794373353921644" calcext:value-type="float">
            <text:p>0.0079437335</text:p>
          </table:table-cell>
          <table:table-cell/>
          <table:table-cell table:formula="of:=AVERAGE([.O10:.O14])" office:value-type="float" office:value="409.016651332213" calcext:value-type="float">
            <text:p>409.0166513322</text:p>
          </table:table-cell>
        </table:table-row>
        <table:table-row table:style-name="ro2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5]/[.E15]" office:value-type="float" office:value="8000000" calcext:value-type="float">
            <text:p>8000000</text:p>
          </table:table-cell>
          <table:table-cell table:formula="of:=[.L15]/([.H15]-[.I15])*500/1000000000" office:value-type="float" office:value="108.108108108108" calcext:value-type="float">
            <text:p>108.1081081081</text:p>
          </table:table-cell>
          <table:table-cell office:value-type="float" office:value="4" calcext:value-type="float">
            <text:p>4</text:p>
          </table:table-cell>
          <table:table-cell table:formula="of:=[.M15]*[.N15]" office:value-type="float" office:value="432.432432432433" calcext:value-type="float">
            <text:p>432.4324324324</text:p>
          </table:table-cell>
          <table:table-cell table:formula="of:=[.L15]*[.N15]*576/[.H15]/1024/1024/1024" office:value-type="float" office:value="429.153442382813" calcext:value-type="float">
            <text:p>429.1534423828</text:p>
          </table:table-cell>
          <table:table-cell/>
          <table:table-cell table:formula="of:=[.B15]*[.C15]*[.D15]*24/[.F15]/[.I15]/1024/1024/1024" office:value-type="float" office:value="1.49011611938477" calcext:value-type="float">
            <text:p>1.4901161194</text:p>
          </table:table-cell>
          <table:table-cell/>
          <table:table-cell table:formula="of:=[.R15]/[.P15]" office:value-type="float" office:value="0.00347222222222222" calcext:value-type="float">
            <text:p>0.0034722222</text:p>
          </table:table-cell>
          <table:table-cell/>
          <table:table-cell office:value-type="string" calcext:value-type="string">
            <text:p>"Ломоносов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6]/[.E16]" office:value-type="float" office:value="800000" calcext:value-type="float">
            <text:p>800000</text:p>
          </table:table-cell>
          <table:table-cell table:formula="of:=[.L16]/([.H16]-[.I16])*500/1000000000" office:value-type="float" office:value="8.88888888888889" calcext:value-type="float">
            <text:p>8.8888888889</text:p>
          </table:table-cell>
          <table:table-cell office:value-type="float" office:value="4" calcext:value-type="float">
            <text:p>4</text:p>
          </table:table-cell>
          <table:table-cell table:formula="of:=[.M16]*[.N16]" office:value-type="float" office:value="35.5555555555555" calcext:value-type="float">
            <text:p>35.5555555556</text:p>
          </table:table-cell>
          <table:table-cell table:formula="of:=[.L16]*[.N16]*576/[.H16]/1024/1024/1024" office:value-type="float" office:value="34.332275390625" calcext:value-type="float">
            <text:p>34.3322753906</text:p>
          </table:table-cell>
          <table:table-cell/>
          <table:table-cell table:formula="of:=[.B16]*[.C16]*[.D16]*24/[.F16]/[.I16]/1024/1024/1024" office:value-type="float" office:value="0.894069671630859" calcext:value-type="float">
            <text:p>0.8940696716</text:p>
          </table:table-cell>
          <table:table-cell/>
          <table:table-cell table:formula="of:=[.R16]/[.P16]" office:value-type="float" office:value="0.0260416666666667" calcext:value-type="float">
            <text:p>0.0260416667</text:p>
          </table:table-cell>
          <table:table-cell/>
          <table:table-cell office:value-type="string" calcext:value-type="string">
            <text:p>"Ломоносов" </text:p>
          </table:table-cell>
          <table:table-cell table:formula="of:=AVERAGE([.T15:.T16])" office:value-type="float" office:value="0.0147569444444444" calcext:value-type="float">
            <text:p>0.0147569444</text:p>
          </table:table-cell>
          <table:table-cell/>
          <table:table-cell table:formula="of:=AVERAGE([.O15:.O16])" office:value-type="float" office:value="233.993993993994" calcext:value-type="float">
            <text:p>233.993993994</text:p>
          </table:table-cell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float" office:value="0.57" calcext:value-type="float">
            <text:p>0.5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7]/[.E17]" office:value-type="float" office:value="800000" calcext:value-type="float">
            <text:p>800000</text:p>
          </table:table-cell>
          <table:table-cell table:formula="of:=[.L17]/([.H17]-[.I17])*500/1000000000" office:value-type="float" office:value="0.711111111111111" calcext:value-type="float">
            <text:p>0.7111111111</text:p>
          </table:table-cell>
          <table:table-cell office:value-type="float" office:value="16" calcext:value-type="float">
            <text:p>16</text:p>
          </table:table-cell>
          <table:table-cell table:formula="of:=[.M17]*[.N17]" office:value-type="float" office:value="11.3777777777778" calcext:value-type="float">
            <text:p>11.3777777778</text:p>
          </table:table-cell>
          <table:table-cell table:formula="of:=[.L17]*[.N17]*576/[.H17]/1024/1024/1024" office:value-type="float" office:value="12.0464124177632" calcext:value-type="float">
            <text:p>12.0464124178</text:p>
          </table:table-cell>
          <table:table-cell/>
          <table:table-cell table:formula="of:=[.B17]*[.C17]*[.D17]*24/[.F17]/[.I17]/1024/1024/1024" office:value-type="float" office:value="0.596046447753906" calcext:value-type="float">
            <text:p>0.5960464478</text:p>
          </table:table-cell>
          <table:table-cell/>
          <table:table-cell table:formula="of:=[.R17]/[.P17]" office:value-type="float" office:value="0.0494791666666667" calcext:value-type="float">
            <text:p>0.0494791667</text:p>
          </table:table-cell>
          <table:table-cell/>
          <table:table-cell office:value-type="string" calcext:value-type="string">
            <text:p>НКС-1П <text:s text:c="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0.7" calcext:value-type="float">
            <text:p>0.7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8]/[.E18]" office:value-type="float" office:value="400000" calcext:value-type="float">
            <text:p>400000</text:p>
          </table:table-cell>
          <table:table-cell table:formula="of:=[.L18]/([.H18]-[.I18])*500/1000000000" office:value-type="float" office:value="0.316957210776545" calcext:value-type="float">
            <text:p>0.3169572108</text:p>
          </table:table-cell>
          <table:table-cell office:value-type="float" office:value="16" calcext:value-type="float">
            <text:p>16</text:p>
          </table:table-cell>
          <table:table-cell table:formula="of:=[.M18]*[.N18]" office:value-type="float" office:value="5.07131537242472" calcext:value-type="float">
            <text:p>5.0713153724</text:p>
          </table:table-cell>
          <table:table-cell table:formula="of:=[.L18]*[.N18]*576/[.H18]/1024/1024/1024" office:value-type="float" office:value="4.90461077008929" calcext:value-type="float">
            <text:p>4.9046107701</text:p>
          </table:table-cell>
          <table:table-cell/>
          <table:table-cell table:formula="of:=[.B18]*[.C18]*[.D18]*24/[.F18]/[.I18]/1024/1024/1024" office:value-type="float" office:value="0.064787657364555" calcext:value-type="float">
            <text:p>0.0647876574</text:p>
          </table:table-cell>
          <table:table-cell/>
          <table:table-cell table:formula="of:=[.R18]/[.P18]" office:value-type="float" office:value="0.0132095410628019" calcext:value-type="float">
            <text:p>0.0132095411</text:p>
          </table:table-cell>
          <table:table-cell/>
          <table:table-cell office:value-type="string" calcext:value-type="string">
            <text:p>НКС-1П <text:s text:c="7"/></text:p>
          </table:table-cell>
          <table:table-cell table:formula="of:=AVERAGE([.T17:.T18])" office:value-type="float" office:value="0.0313443538647343" calcext:value-type="float">
            <text:p>0.0313443539</text:p>
          </table:table-cell>
          <table:table-cell/>
          <table:table-cell table:formula="of:=AVERAGE([.O17:.O18])" office:value-type="float" office:value="8.22454657510125" calcext:value-type="float">
            <text:p>8.2245465751</text:p>
          </table:table-cell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08:27:50.050382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19:10.646137191</meta:creation-date>
    <dc:date>2019-02-21T09:08:55.184105960</dc:date>
    <meta:editing-duration>PT3H39S</meta:editing-duration>
    <meta:editing-cycles>10</meta:editing-cycles>
    <meta:generator>LibreOffice/5.1.6.2$Linux_X86_64 LibreOffice_project/10m0$Build-2</meta:generator>
    <meta:document-statistic meta:table-count="3" meta:cell-count="3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family="'Standard Symbols L'" style:font-style-name="Regular" style:font-charset="x-symbol"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18cm" svg:y="0.315cm" chart:style-name="ch2">
          <text:p>Критерий комплексной оценки ВС</text:p>
        </chart:title>
        <chart:plot-area chart:style-name="ch3" table:cell-range-address="tab_modern_PIC.A2:tab_modern_PIC.A18 tab_modern_PIC.T2:tab_modern_PIC.T18" chart:data-source-has-labels="column" svg:x="0.9cm" svg:y="1.07cm" svg:width="14.779cm" svg:height="7.549cm">
          <chartooo:coordinate-region svg:x="2.433cm" svg:y="1.27cm" svg:width="13.246cm" svg:height="5.038cm"/>
          <chart:axis chart:dimension="x" chart:name="primary-x" chart:style-name="ch4" chartooo:axis-type="auto">
            <chartooo:date-scale/>
            <chart:categories table:cell-range-address="tab_modern_PIC.A2:tab_modern_PIC.A18"/>
          </chart:axis>
          <chart:axis chart:dimension="y" chart:name="primary-y" chart:style-name="ch5">
            <chart:title svg:x="0.344cm" svg:y="3.615cm" chart:style-name="ch6">
              <text:p>x</text:p>
            </chart:title>
            <chart:grid chart:style-name="ch7" chart:class="major"/>
          </chart:axis>
          <chart:series chart:style-name="ch8" chart:values-cell-range-address="tab_modern_PIC.T2:tab_modern_PIC.T18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A2:tab_modern_PIC.A18</svg:desc>
                </draw:g>
              </table:table-cell>
              <table:table-cell office:value-type="float" office:value="0.005078125">
                <text:p>0.005078125</text:p>
                <draw:g>
                  <svg:desc>tab_modern_PIC.T2:tab_modern_PIC.T18</svg:desc>
                </draw:g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754310344827586">
                <text:p>0.00754310344827586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0214776632302405">
                <text:p>0.000214776632302405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549768518518518">
                <text:p>0.0054976851851851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130208333333333">
                <text:p>0.0130208333333333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353107344632768">
                <text:p>0.035310734463276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107341557813256">
                <text:p>0.00107341557813256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291149068322981">
                <text:p>0.00029114906832298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800768737988469">
                <text:p>0.000800768737988469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37202380952381">
                <text:p>0.03720238095238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881834215167549">
                <text:p>0.000881834215167549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542534722222222">
                <text:p>0.000542534722222222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260416666666667">
                <text:p>0.0260416666666667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494791666666667">
                <text:p>0.0494791666666667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132095410628019">
                <text:p>0.0132095410628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46cm" svg:y="0.315cm" chart:style-name="ch2">
          <text:p>Производительность одного процессора</text:p>
        </chart:title>
        <chart:plot-area chart:style-name="ch3" table:cell-range-address="tab_modern_PIC.A2:tab_modern_PIC.A18 tab_modern_PIC.O2:tab_modern_PIC.O18" chart:data-source-has-labels="column" svg:x="1.335cm" svg:y="1.27cm" svg:width="14.345cm" svg:height="7.55cm">
          <chartooo:coordinate-region svg:x="2.868cm" svg:y="1.27cm" svg:width="12.812cm" svg:height="5.038cm"/>
          <chart:axis chart:dimension="x" chart:name="primary-x" chart:style-name="ch4" chartooo:axis-type="auto">
            <chartooo:date-scale/>
            <chart:categories table:cell-range-address="tab_modern_PIC.A2:tab_modern_PIC.A18"/>
          </chart:axis>
          <chart:axis chart:dimension="y" chart:name="primary-y" chart:style-name="ch5">
            <chart:title svg:x="0.894cm" svg:y="4.243cm" chart:style-name="ch6">
              <text:p>GFLOPS</text:p>
            </chart:title>
            <chart:grid chart:style-name="ch7" chart:class="major"/>
          </chart:axis>
          <chart:series chart:style-name="ch8" chart:values-cell-range-address="tab_modern_PIC.O2:tab_modern_PIC.O18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A2:tab_modern_PIC.A18</svg:desc>
                </draw:g>
              </table:table-cell>
              <table:table-cell office:value-type="float" office:value="206.185567010309">
                <text:p>206.185567010309</text:p>
                <draw:g>
                  <svg:desc>tab_modern_PIC.O2:tab_modern_PIC.O18</svg:desc>
                </draw:g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91.800527451451">
                <text:p>191.800527451451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13.798008534851">
                <text:p>113.798008534851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14.592274678112">
                <text:p>214.592274678112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26.582278481013">
                <text:p>126.582278481013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25.588697017268">
                <text:p>125.58869701726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1.5924426450742">
                <text:p>21.5924426450742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7.359781121751">
                <text:p>27.35978112175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1064.23413150893">
                <text:p>1064.23413150893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244.701769718156">
                <text:p>244.701769718156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400.4004004004">
                <text:p>400.4004004004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228.384991843393">
                <text:p>228.384991843393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107.361963190184">
                <text:p>107.361963190184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432.432432432433">
                <text:p>432.432432432433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35.5555555555555">
                <text:p>35.5555555555555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11.3777777777778">
                <text:p>11.3777777777778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5.07131537242472">
                <text:p>5.07131537242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46cm" svg:y="0.315cm" chart:style-name="ch2">
          <text:p>Производительность одного процессора</text:p>
        </chart:title>
        <chart:plot-area chart:style-name="ch3" table:cell-range-address="tab_modern_PIC.V9:tab_modern_PIC.V9 tab_modern_PIC.V14:tab_modern_PIC.V14 tab_modern_PIC.V16:tab_modern_PIC.V16 tab_modern_PIC.V18:tab_modern_PIC.V18 tab_modern_PIC.Y9:tab_modern_PIC.Y9 tab_modern_PIC.Y14:tab_modern_PIC.Y14 tab_modern_PIC.Y16:tab_modern_PIC.Y16 tab_modern_PIC.Y18:tab_modern_PIC.Y18" chart:data-source-has-labels="column" svg:x="1.335cm" svg:y="1.27cm" svg:width="14.345cm" svg:height="7.55cm">
          <chartooo:coordinate-region svg:x="2.184cm" svg:y="1.47cm" svg:width="13.496cm" svg:height="6.701cm"/>
          <chart:axis chart:dimension="x" chart:name="primary-x" chart:style-name="ch4" chartooo:axis-type="auto">
            <chartooo:date-scale/>
            <chart:categories table:cell-range-address="tab_modern_PIC.V9:tab_modern_PIC.V9 tab_modern_PIC.V14:tab_modern_PIC.V14 tab_modern_PIC.V16:tab_modern_PIC.V16 tab_modern_PIC.V18:tab_modern_PIC.V18"/>
          </chart:axis>
          <chart:axis chart:dimension="y" chart:name="primary-y" chart:style-name="ch5">
            <chart:title svg:x="0.451cm" svg:y="5.762cm" chart:style-name="ch6">
              <text:p>GFLOPS</text:p>
            </chart:title>
            <chart:grid chart:style-name="ch7" chart:class="major"/>
          </chart:axis>
          <chart:series chart:style-name="ch8" chart:values-cell-range-address="tab_modern_PIC.Y9:tab_modern_PIC.Y9 tab_modern_PIC.Y14:tab_modern_PIC.Y14 tab_modern_PIC.Y16:tab_modern_PIC.Y16 tab_modern_PIC.Y18:tab_modern_PIC.Y1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V9:tab_modern_PIC.V9 tab_modern_PIC.V14:tab_modern_PIC.V14 tab_modern_PIC.V16:tab_modern_PIC.V16 tab_modern_PIC.V18:tab_modern_PIC.V18</svg:desc>
                </draw:g>
              </table:table-cell>
              <table:table-cell office:value-type="float" office:value="128.437447117479">
                <text:p>128.437447117479</text:p>
                <draw:g>
                  <svg:desc>tab_modern_PIC.Y9:tab_modern_PIC.Y9 tab_modern_PIC.Y14:tab_modern_PIC.Y14 tab_modern_PIC.Y16:tab_modern_PIC.Y16 tab_modern_PIC.Y18:tab_modern_PIC.Y18</svg:desc>
                </draw:g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409.016651332213">
                <text:p>409.016651332213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233.993993993994">
                <text:p>233.993993993994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8.22454657510125">
                <text:p>8.22454657510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family="'Standard Symbols L'" style:font-style-name="Regular" style:font-charset="x-symbol" fo:font-size="2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33cm" svg:height="16.74cm" xlink:href=".." xlink:type="simple" chart:class="chart:bar" chart:style-name="ch1">
        <chart:title svg:x="6.473cm" svg:y="0.469cm" chart:style-name="ch2">
          <text:p>Критерий комплексной оценки ВС</text:p>
        </chart:title>
        <chart:plot-area chart:style-name="ch3" table:cell-range-address="tab_modern_PIC.V9:tab_modern_PIC.W9 tab_modern_PIC.V14:tab_modern_PIC.W14 tab_modern_PIC.V16:tab_modern_PIC.W16 tab_modern_PIC.V18:tab_modern_PIC.W18" chart:data-source-has-labels="column" svg:x="1.663cm" svg:y="2cm" svg:width="22.086cm" svg:height="14.406cm">
          <chartooo:coordinate-region svg:x="3.159cm" svg:y="2.276cm" svg:width="20.59cm" svg:height="13.332cm"/>
          <chart:axis chart:dimension="x" chart:name="primary-x" chart:style-name="ch4" chartooo:axis-type="auto">
            <chartooo:date-scale/>
            <chart:categories table:cell-range-address="tab_modern_PIC.V9:tab_modern_PIC.V9 tab_modern_PIC.V14:tab_modern_PIC.V14 tab_modern_PIC.V16:tab_modern_PIC.V16 tab_modern_PIC.V18:tab_modern_PIC.V18"/>
          </chart:axis>
          <chart:axis chart:dimension="y" chart:name="primary-y" chart:style-name="ch5">
            <chart:title svg:x="0.315cm" svg:y="8.497cm" chart:style-name="ch6">
              <text:p>x</text:p>
            </chart:title>
            <chart:grid chart:style-name="ch7" chart:class="major"/>
          </chart:axis>
          <chart:series chart:style-name="ch8" chart:values-cell-range-address="tab_modern_PIC.W9:tab_modern_PIC.W9 tab_modern_PIC.W14:tab_modern_PIC.W14 tab_modern_PIC.W16:tab_modern_PIC.W16 tab_modern_PIC.W18:tab_modern_PIC.W1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V9:tab_modern_PIC.V9 tab_modern_PIC.V14:tab_modern_PIC.V14 tab_modern_PIC.V16:tab_modern_PIC.V16 tab_modern_PIC.V18:tab_modern_PIC.V18</svg:desc>
                </draw:g>
              </table:table-cell>
              <table:table-cell office:value-type="float" office:value="0.00898816753839661">
                <text:p>0.00898816753839661</text:p>
                <draw:g>
                  <svg:desc>tab_modern_PIC.W9:tab_modern_PIC.W9 tab_modern_PIC.W14:tab_modern_PIC.W14 tab_modern_PIC.W16:tab_modern_PIC.W16 tab_modern_PIC.W18:tab_modern_PIC.W18</svg:desc>
                </draw:g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794373353921644">
                <text:p>0.00794373353921644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147569444444444">
                <text:p>0.0147569444444444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313443538647343">
                <text:p>0.03134435386473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